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8a81" officeooo:paragraph-rsid="00198a81"/>
    </style:style>
    <style:style style:name="P2" style:family="paragraph" style:parent-style-name="Standard">
      <style:paragraph-properties fo:text-align="center" style:justify-single-word="false"/>
      <style:text-properties fo:font-size="14pt" fo:font-weight="bold" officeooo:rsid="00198a81" officeooo:paragraph-rsid="00198a81" style:font-size-asian="12.25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normal" officeooo:rsid="00198a81" officeooo:paragraph-rsid="00198a81" style:font-size-asian="12.25pt" style:font-weight-asian="normal" style:font-size-complex="14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lume experiments on the initiation and evolution of transverse bedforms</text:p>
      <text:p text:style-name="P2"/>
      <text:p text:style-name="P3">Paul Jarvis and Nathalie Vriend</text:p>
      <text:p text:style-name="P1"/>
      <text:p text:style-name="P1">The formation and evolution of transverse dunes have been investigated in an annular flume of diameter 1 m, height 30 cm, and gap thickness 7 cm. Granular material (sand or ballotini) fills the bottom of the flume and is overlain with water. The flume is set on a rotating table and moves relative to fixed paddles, creating a shear flow in the fluid. Experiments are performed with two types of initial conditions, either a flat bed or a bed overlain with pre-formed mounds of sediment. Flat bed experiments investigate the initial destabilisation of the bed and the creation of ripples, and the resultant coarsening of the bed profile as ripples coalesce to form larger dunes. Experiments with initial piles of material examine in detail the interaction between pairs of colliding dunes. This talk will summarise our observations, and describe how our quantitative results can be scaled to aeolian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Jarvis</meta:initial-creator>
    <meta:creation-date>2016-09-16T16:24:34.151376046</meta:creation-date>
    <dc:date>2016-09-16T16:36:45.044837126</dc:date>
    <dc:creator>Paul Jarvis</dc:creator>
    <meta:editing-duration>P0D</meta:editing-duration>
    <meta:editing-cycles>1</meta:editing-cycles>
    <meta:document-statistic meta:table-count="0" meta:image-count="0" meta:object-count="0" meta:page-count="1" meta:paragraph-count="3" meta:word-count="164" meta:character-count="1011" meta:non-whitespace-character-count="850"/>
    <meta:generator>LibreOffice/4.2.4.2$Linux_X86_64 LibreOffice_project/420m0$Build-2</meta:generator>
  </office:meta>
</office:document-meta>
</file>